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fill="hatch" draw:fill-color="#00ffff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hatch" draw:fill-color="#e6e6ff" draw:fill-hatch-name="Black_20_-45_20_Degrees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hatch" draw:fill-color="#e6e6ff" draw:fill-hatch-name="Black_20_-45_20_Degrees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hatch" draw:fill-color="#999999" draw:fill-hatch-name="Black_20_45_20_Degrees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e6e6ff" draw:fill-hatch-name="Black_20_45_20_Degrees"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draw:fill="none" fo:min-height="0.848cm"/>
    </style:style>
    <style:style style:name="gr14" style:family="graphic" style:parent-style-name="standard">
      <style:graphic-properties draw:fill-color="#ffffff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0066cc" draw:marker-end="Symmetric_20_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solid" draw:stroke-dash="Ultrafine_20_Dashed" draw:fill="solid" draw:fill-color="#666666" draw:fill-hatch-name="Black_20_45_20_Degrees" draw:textarea-horizontal-align="center" draw:textarea-vertical-align="middle"/>
    </style:style>
    <style:style style:name="gr20" style:family="graphic" style:parent-style-name="standard">
      <style:graphic-properties draw:stroke="none" draw:fill="none" fo:min-height="0.65cm"/>
    </style:style>
    <style:style style:name="gr21" style:family="graphic" style:parent-style-name="standard">
      <style:graphic-properties svg:stroke-width="0.05cm" svg:stroke-color="#0066cc" draw:marker-start-width="0.275cm" draw:marker-end="Symmetric_20_Arrow" draw:marker-end-width="0.3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draw:fill="hatch" draw:fill-color="#00ff00" draw:fill-hatch-name="Black_20_-45_20_Degrees" draw:textarea-horizontal-align="center" draw:textarea-vertical-align="middle"/>
    </style:style>
    <style:style style:name="gr23" style:family="graphic" style:parent-style-name="standard">
      <style:graphic-properties draw:stroke="solid" draw:stroke-dash="Ultrafine_20_Dashed" draw:fill="solid" draw:fill-color="#999999" draw:textarea-horizontal-align="center" draw:textarea-vertical-align="middle"/>
    </style:style>
    <style:style style:name="gr24" style:family="graphic" style:parent-style-name="standard">
      <style:graphic-properties draw:stroke="solid" draw:stroke-dash="Ultrafine_20_Dashed" draw:fill="hatch" draw:fill-color="#ff00ff" draw:fill-hatch-name="Black_20_45_20_Degrees" draw:textarea-horizontal-align="center" draw:textarea-vertical-align="middle"/>
    </style:style>
    <style:style style:name="gr25" style:family="graphic" style:parent-style-name="standard">
      <style:graphic-properties draw:stroke="solid" draw:stroke-dash="Ultrafine_20_Dashed" draw:fill="solid" draw:fill-color="#e6e6ff" draw:textarea-horizontal-align="center" draw:textarea-vertical-align="middl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dash" draw:stroke-dash="Ultrafine_20_Dashed" draw:marker-end="Rounded_20_short_20_Arrow" draw:marker-end-width="0.3cm" draw:textarea-horizontal-align="center" draw:textarea-vertical-align="middle"/>
    </style:style>
    <style:style style:name="gr2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rect draw:style-name="gr1" draw:text-style-name="P1" draw:layer="layout" svg:width="10.2cm" svg:height="3.149cm" svg:x="1.3cm" svg:y="6.248cm">
          <text:p/>
        </draw:rect>
        <draw:rect draw:style-name="gr2" draw:text-style-name="P2" draw:layer="layout" svg:width="2.004cm" svg:height="0.571cm" svg:x="6.01cm" svg:y="6.822cm">
          <text:p text:style-name="P1"><text:span text:style-name="T1">１</text:span></text:p>
        </draw:rect>
        <draw:rect draw:style-name="gr2" draw:text-style-name="P2" draw:layer="layout" svg:width="1.718cm" svg:height="0.571cm" svg:x="8.014cm" svg:y="6.822cm">
          <text:p text:style-name="P1"><text:span text:style-name="T1">2</text:span></text:p>
        </draw:rect>
        <draw:rect draw:style-name="gr3" draw:text-style-name="P3" draw:layer="layout" svg:width="6.149cm" svg:height="0.571cm" svg:x="5.351cm" svg:y="8.826cm">
          <text:p text:style-name="P1"><text:span text:style-name="T2">タプル</text:span><text:span text:style-name="T2">1 <text:s text:c="19"/></text:span></text:p>
        </draw:rect>
        <draw:rect draw:style-name="gr4" draw:text-style-name="P4" draw:layer="layout" svg:width="4.007cm" svg:height="0.571cm" svg:x="1.344cm" svg:y="8.826cm">
          <text:p/>
        </draw:rect>
        <draw:rect draw:style-name="gr5" draw:text-style-name="P3" draw:layer="layout" svg:width="2.515cm" svg:height="0.574cm" svg:x="8.985cm" svg:y="8.252cm">
          <text:p text:style-name="P1"><text:span text:style-name="T2">タプル２</text:span></text:p>
        </draw:rect>
        <draw:line draw:style-name="gr6" draw:text-style-name="P1" draw:layer="layout" svg:x1="7.068cm" svg:y1="7.108cm" svg:x2="5.351cm" svg:y2="8.826cm">
          <text:p/>
        </draw:line>
        <draw:line draw:style-name="gr6" draw:text-style-name="P1" draw:layer="layout" svg:x1="8.787cm" svg:y1="7.108cm" svg:x2="9.073cm" svg:y2="8.253cm">
          <text:p/>
        </draw:line>
        <draw:custom-shape draw:style-name="gr7" draw:text-style-name="P5" draw:layer="layout" svg:width="2.748cm" svg:height="1.03cm" svg:x="0.6cm" svg:y="3.5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1cm" svg:height="0.573cm" svg:x="3.234cm" svg:y="4.645cm">
          <text:p text:style-name="P1"><text:span text:style-name="T4">TID=(block,1):key=X</text:span></text:p>
        </draw:rect>
        <draw:rect draw:style-name="gr8" draw:text-style-name="P7" draw:layer="layout" svg:width="1.546cm" svg:height="0.573cm" svg:x="6.955cm" svg:y="4.645cm">
          <text:p text:style-name="P1"><text:span text:style-name="T5">・・・</text:span></text:p>
        </draw:rect>
        <draw:rect draw:style-name="gr8" draw:text-style-name="P7" draw:layer="layout" svg:width="1.546cm" svg:height="0.573cm" svg:x="1.688cm" svg:y="4.645cm">
          <text:p text:style-name="P1"><text:span text:style-name="T5">・・・</text:span></text:p>
        </draw:rect>
        <draw:custom-shape draw:style-name="gr7" draw:text-style-name="P5" draw:layer="layout" svg:width="2.748cm" svg:height="1.03cm" svg:x="13.869cm" svg:y="3.5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2cm" svg:height="0.573cm" svg:x="16.502cm" svg:y="4.645cm">
          <text:p text:style-name="P1"><text:span text:style-name="T4">TID=(block,1):key=X</text:span></text:p>
        </draw:rect>
        <draw:rect draw:style-name="gr8" draw:text-style-name="P7" draw:layer="layout" svg:width="1.545cm" svg:height="0.573cm" svg:x="20.224cm" svg:y="4.645cm">
          <text:p text:style-name="P1"><text:span text:style-name="T3">・・・</text:span></text:p>
        </draw:rect>
        <draw:rect draw:style-name="gr8" draw:text-style-name="P7" draw:layer="layout" svg:width="1.545cm" svg:height="0.573cm" svg:x="14.957cm" svg:y="4.645cm">
          <text:p text:style-name="P1"><text:span text:style-name="T5">・・・</text:span></text:p>
        </draw:rect>
        <draw:rect draw:style-name="gr8" draw:text-style-name="P6" draw:layer="layout" svg:width="3.721cm" svg:height="0.573cm" svg:x="21.769cm" svg:y="4.645cm">
          <text:p text:style-name="P1"><text:span text:style-name="T4">TID=(block,3):key=X</text:span></text:p>
        </draw:rect>
        <draw:rect draw:style-name="gr1" draw:text-style-name="P1" draw:layer="layout" svg:width="10.4cm" svg:height="3.149cm" svg:x="14.6cm" svg:y="6.249cm">
          <text:p/>
        </draw:rect>
        <draw:rect draw:style-name="gr2" draw:text-style-name="P2" draw:layer="layout" svg:width="2.004cm" svg:height="0.571cm" svg:x="19.511cm" svg:y="6.823cm">
          <text:p text:style-name="P1"><text:span text:style-name="T1">１</text:span></text:p>
        </draw:rect>
        <draw:rect draw:style-name="gr2" draw:text-style-name="P2" draw:layer="layout" svg:width="1.718cm" svg:height="0.571cm" svg:x="21.515cm" svg:y="6.823cm">
          <text:p text:style-name="P1"><text:span text:style-name="T1">2</text:span></text:p>
        </draw:rect>
        <draw:rect draw:style-name="gr9" draw:text-style-name="P3" draw:layer="layout" svg:width="6.329cm" svg:height="0.571cm" svg:x="18.671cm" svg:y="8.827cm">
          <text:p text:style-name="P1"><text:span text:style-name="T2">タプル</text:span><text:span text:style-name="T2">1 <text:s text:c="20"/></text:span></text:p>
        </draw:rect>
        <draw:rect draw:style-name="gr4" draw:text-style-name="P4" draw:layer="layout" svg:width="4.026cm" svg:height="0.571cm" svg:x="14.645cm" svg:y="8.827cm">
          <text:p/>
        </draw:rect>
        <draw:rect draw:style-name="gr5" draw:text-style-name="P3" draw:layer="layout" svg:width="2.588cm" svg:height="0.574cm" svg:x="22.412cm" svg:y="8.253cm">
          <text:p text:style-name="P1"><text:span text:style-name="T2">タプル</text:span><text:span text:style-name="T2">2</text:span></text:p>
        </draw:rect>
        <draw:line draw:style-name="gr6" draw:text-style-name="P1" draw:layer="layout" svg:x1="22.088cm" svg:y1="7.109cm" svg:x2="22.374cm" svg:y2="8.254cm">
          <text:p/>
        </draw:line>
        <draw:rect draw:style-name="gr2" draw:text-style-name="P2" draw:layer="layout" svg:width="1.8cm" svg:height="0.571cm" svg:x="23.2cm" svg:y="6.823cm">
          <text:p text:style-name="P1"><text:span text:style-name="T1">3</text:span></text:p>
        </draw:rect>
        <draw:rect draw:style-name="gr10" draw:text-style-name="P3" draw:id="id2" draw:layer="layout" svg:width="6.327cm" svg:height="0.574cm" svg:x="16.151cm" svg:y="8.252cm">
          <text:p text:style-name="P1"><text:span text:style-name="T2">タプル</text:span><text:span text:style-name="T2">3 <text:s text:c="20"/></text:span></text:p>
        </draw:rect>
        <draw:line draw:style-name="gr6" draw:text-style-name="P1" draw:layer="layout" svg:x1="23.83cm" svg:y1="7.108cm" svg:x2="16.102cm" svg:y2="8.253cm">
          <text:p/>
        </draw:line>
        <draw:custom-shape draw:style-name="gr11" draw:text-style-name="P5" draw:layer="layout" svg:width="2.3cm" svg:height="2cm" draw:transform="rotate (0.0062831853071784) translate (12.194cm 6.505cm)">
          <text:p text:style-name="P1"><text:span text:style-name="T3">HOT</text:span><text:span text:style-name="T3">未対応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6cm" svg:height="0.7cm" svg:x="19.6cm" svg:y="2.9cm">
          <text:p text:style-name="P8"><text:span text:style-name="T4">新たにインデックスデータを追加</text:span></text:p>
          <draw:enhanced-geometry svg:viewBox="0 0 21600 21600" draw:glue-points="10800 0 0 10800 10800 21600 21600 10800 ?f40 ?f41" draw:text-areas="0 0 21600 21600" draw:type="rectangular-callout" draw:modifiers="11687.2521246459 52104.99286733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0" draw:layer="layout" svg:width="11.273cm" svg:height="1.098cm" svg:x="1.727cm" svg:y="0.4cm">
          <draw:text-box>
            <text:p text:style-name="P8"><text:span text:style-name="T6">インデックスの張られたデータを更新する場合</text:span></text:p>
          </draw:text-box>
        </draw:frame>
        <draw:polygon draw:style-name="gr14" draw:text-style-name="P11" draw:layer="layout" svg:width="10.199cm" svg:height="1.199cm" svg:x="1.3cm" svg:y="6.2cm" svg:viewBox="0 0 10200 1200" draw:points="4796,640 4796,1200 4796,1200 4796,1200 4796,1200 0,1200 0,1200 0,1200 0,1200 0,0 0,0 0,0 0,0 10200,0 10200,0 10200,0 10200,0 10200,640 10200,640 10200,640 10200,640">
          <text:p text:style-name="P8"><text:span text:style-name="T3">PageHeader <text:s text:c="20"/></text:span></text:p>
          <text:p text:style-name="P8"><text:span text:style-name="T3"/></text:p>
        </draw:polygon>
        <draw:line draw:style-name="gr15" draw:text-style-name="P1" draw:layer="layout" svg:x1="5.4cm" svg:y1="5.1cm" svg:x2="7.069cm" svg:y2="7.108cm">
          <text:p/>
        </draw:line>
        <draw:polygon draw:style-name="gr14" draw:text-style-name="P11" draw:layer="layout" svg:width="10.399cm" svg:height="1.199cm" svg:x="14.6cm" svg:y="6.2cm" svg:viewBox="0 0 10400 1200" draw:points="4890,640 4890,1200 4890,1200 4890,1200 4890,1200 0,1200 0,1200 0,1200 0,1200 0,0 0,0 0,0 0,0 10400,0 10400,0 10400,0 10400,0 10400,640 10400,640 10400,640 10400,640">
          <text:p text:style-name="P8"><text:span text:style-name="T3">PageHeader <text:s text:c="20"/></text:span></text:p>
          <text:p text:style-name="P8"><text:span text:style-name="T3"/></text:p>
        </draw:polygon>
        <draw:line draw:style-name="gr15" draw:text-style-name="P1" draw:layer="layout" svg:x1="23cm" svg:y1="5.1cm" svg:x2="23.83cm" svg:y2="7.108cm">
          <text:p/>
        </draw:line>
        <draw:line draw:style-name="gr15" draw:text-style-name="P1" draw:layer="layout" svg:x1="19cm" svg:y1="5.1cm" svg:x2="20.338cm" svg:y2="7.108cm">
          <text:p/>
        </draw:line>
        <draw:line draw:style-name="gr6" draw:text-style-name="P1" draw:layer="layout" svg:x1="20.469cm" svg:y1="7.108cm" svg:x2="18.752cm" svg:y2="8.826cm">
          <text:p/>
        </draw:line>
        <draw:connector draw:style-name="gr16" draw:text-style-name="P1" draw:layer="layout" svg:x1="19.35cm" svg:y1="9.3cm" svg:x2="16.151cm" svg:y2="8.539cm" draw:start-shape="id1" draw:start-glue-point="2" draw:end-shape="id2" draw:end-glue-point="3" svg:d="m19350 9300v502h-3700v-1263h501">
          <text:p/>
        </draw:connector>
        <draw:rect draw:style-name="gr17" draw:text-style-name="P1" draw:id="id1" draw:layer="layout" svg:width="0.5cm" svg:height="0.5cm" svg:x="19.1cm" svg:y="8.8cm">
          <text:p/>
        </draw:rect>
        <draw:custom-shape draw:style-name="gr12" draw:text-style-name="P9" draw:layer="layout" svg:width="6cm" svg:height="1.2cm" svg:x="19.5cm" svg:y="9.8cm">
          <text:p text:style-name="P8"><text:span text:style-name="T4">更新前のタプル。更新後のタプルへ</text:span></text:p>
          <text:p text:style-name="P8"><text:span text:style-name="T4">リンク</text:span><text:span text:style-name="T4">(t_ctid)</text:span><text:span text:style-name="T4">を張る</text:span></text:p>
          <draw:enhanced-geometry svg:viewBox="0 0 21600 21600" draw:glue-points="10800 0 0 10800 10800 21600 21600 10800 ?f40 ?f41" draw:text-areas="0 0 21600 21600" draw:type="rectangular-callout" draw:modifiers="5809.4317613731 -7823.480432972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1" draw:text-style-name="P1" draw:layer="layout" svg:width="10.4cm" svg:height="3.149cm" svg:x="2.7cm" svg:y="6.349cm">
          <text:p/>
        </draw:rect>
        <draw:rect draw:style-name="gr2" draw:text-style-name="P2" draw:layer="layout" svg:width="2.004cm" svg:height="0.571cm" svg:x="7.611cm" svg:y="6.923cm">
          <text:p text:style-name="P1"><text:span text:style-name="T1">１</text:span></text:p>
        </draw:rect>
        <draw:rect draw:style-name="gr2" draw:text-style-name="P2" draw:layer="layout" svg:width="1.718cm" svg:height="0.571cm" svg:x="9.615cm" svg:y="6.923cm">
          <text:p text:style-name="P1"><text:span text:style-name="T1">2</text:span></text:p>
        </draw:rect>
        <draw:rect draw:style-name="gr9" draw:text-style-name="P3" draw:layer="layout" svg:width="6.329cm" svg:height="0.571cm" svg:x="6.771cm" svg:y="8.927cm">
          <text:p text:style-name="P1"><text:span text:style-name="T2">タプル</text:span><text:span text:style-name="T2">1 <text:s text:c="20"/></text:span></text:p>
        </draw:rect>
        <draw:rect draw:style-name="gr4" draw:text-style-name="P4" draw:layer="layout" svg:width="4.026cm" svg:height="0.571cm" svg:x="2.745cm" svg:y="8.927cm">
          <text:p/>
        </draw:rect>
        <draw:rect draw:style-name="gr5" draw:text-style-name="P3" draw:layer="layout" svg:width="2.588cm" svg:height="0.574cm" svg:x="10.512cm" svg:y="8.353cm">
          <text:p text:style-name="P1"><text:span text:style-name="T2">タプル</text:span><text:span text:style-name="T2">2</text:span><text:span text:style-name="T2">　</text:span></text:p>
        </draw:rect>
        <draw:line draw:style-name="gr6" draw:text-style-name="P1" draw:layer="layout" svg:x1="10.188cm" svg:y1="7.209cm" svg:x2="11cm" svg:y2="8.5cm">
          <text:p/>
        </draw:line>
        <draw:rect draw:style-name="gr2" draw:text-style-name="P2" draw:layer="layout" svg:width="1.8cm" svg:height="0.571cm" svg:x="11.3cm" svg:y="6.923cm">
          <text:p text:style-name="P1"><text:span text:style-name="T1">3</text:span></text:p>
        </draw:rect>
        <draw:rect draw:style-name="gr10" draw:text-style-name="P3" draw:id="id4" draw:layer="layout" svg:width="6.327cm" svg:height="0.574cm" svg:x="4.451cm" svg:y="8.352cm">
          <text:p text:style-name="P1"><text:span text:style-name="T2">タプル３ <text:s text:c="19"/></text:span></text:p>
        </draw:rect>
        <draw:line draw:style-name="gr6" draw:text-style-name="P1" draw:layer="layout" svg:x1="11.93cm" svg:y1="7.208cm" svg:x2="4.202cm" svg:y2="8.353cm">
          <text:p/>
        </draw:line>
        <draw:custom-shape draw:style-name="gr11" draw:text-style-name="P5" draw:layer="layout" svg:width="2.3cm" svg:height="2cm" draw:transform="rotate (0.0062831853071784) translate (0.294cm 6.605cm)">
          <text:p text:style-name="P1"><text:span text:style-name="T3">HO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14" draw:text-style-name="P11" draw:layer="layout" svg:width="10.399cm" svg:height="1.199cm" svg:x="2.7cm" svg:y="6.3cm" svg:viewBox="0 0 10400 1200" draw:points="4890,640 4890,1200 4890,1200 4890,1200 4890,1200 0,1200 0,1200 0,1200 0,1200 0,0 0,0 0,0 0,0 10400,0 10400,0 10400,0 10400,0 10400,640 10400,640 10400,640 10400,640">
          <text:p text:style-name="P8"><text:span text:style-name="T3">PageHeader <text:s text:c="20"/></text:span></text:p>
          <text:p text:style-name="P8"><text:span text:style-name="T3"/></text:p>
        </draw:polygon>
        <draw:line draw:style-name="gr15" draw:text-style-name="P1" draw:layer="layout" svg:x1="7.1cm" svg:y1="5.2cm" svg:x2="8.438cm" svg:y2="7.208cm">
          <text:p/>
        </draw:line>
        <draw:line draw:style-name="gr6" draw:text-style-name="P1" draw:layer="layout" svg:x1="8.569cm" svg:y1="7.208cm" svg:x2="6.852cm" svg:y2="8.926cm">
          <text:p/>
        </draw:line>
        <draw:connector draw:style-name="gr16" draw:text-style-name="P1" draw:layer="layout" svg:x1="7.45cm" svg:y1="9.4cm" svg:x2="4.451cm" svg:y2="8.639cm" draw:start-shape="id3" draw:start-glue-point="2" draw:end-shape="id4" draw:end-glue-point="3" svg:d="m7450 9400v502h-3500v-1263h501">
          <text:p/>
        </draw:connector>
        <draw:rect draw:style-name="gr17" draw:text-style-name="P1" draw:id="id3" draw:layer="layout" svg:width="0.5cm" svg:height="0.5cm" svg:x="7.2cm" svg:y="8.9cm">
          <text:p/>
        </draw:rect>
        <draw:custom-shape draw:style-name="gr11" draw:text-style-name="P12" draw:layer="layout" svg:width="3.198cm" svg:height="2.995cm" draw:transform="rotate (0.0062831853071784) translate (13.493cm 6.508cm)">
          <text:p text:style-name="P8"><text:span text:style-name="T7">　他トランザクション</text:span></text:p>
          <text:p text:style-name="P8"><text:span text:style-name="T7">　がアクセス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0.4cm" svg:height="3.149cm" svg:x="16.901cm" svg:y="6.349cm">
          <text:p/>
        </draw:rect>
        <draw:rect draw:style-name="gr2" draw:text-style-name="P2" draw:layer="layout" svg:width="2.004cm" svg:height="0.571cm" svg:x="21.812cm" svg:y="6.923cm">
          <text:p text:style-name="P1"><text:span text:style-name="T1">1</text:span></text:p>
        </draw:rect>
        <draw:rect draw:style-name="gr2" draw:text-style-name="P2" draw:layer="layout" svg:width="1.718cm" svg:height="0.571cm" svg:x="23.816cm" svg:y="6.923cm">
          <text:p text:style-name="P1"><text:span text:style-name="T1">2</text:span></text:p>
        </draw:rect>
        <draw:rect draw:style-name="gr19" draw:text-style-name="P4" draw:layer="layout" svg:width="6.329cm" svg:height="0.571cm" svg:x="20.972cm" svg:y="8.927cm">
          <text:p text:style-name="P1"><text:span text:style-name="T2">タプル</text:span><text:span text:style-name="T2">1 <text:s text:c="20"/></text:span></text:p>
        </draw:rect>
        <draw:rect draw:style-name="gr4" draw:text-style-name="P4" draw:layer="layout" svg:width="4.026cm" svg:height="0.571cm" svg:x="16.946cm" svg:y="8.927cm">
          <text:p/>
        </draw:rect>
        <draw:rect draw:style-name="gr5" draw:text-style-name="P4" draw:layer="layout" svg:width="2.588cm" svg:height="0.574cm" svg:x="24.713cm" svg:y="8.353cm">
          <text:p text:style-name="P1"><text:span text:style-name="T2">タプル</text:span><text:span text:style-name="T2">2</text:span><text:span text:style-name="T2">　</text:span></text:p>
        </draw:rect>
        <draw:line draw:style-name="gr6" draw:text-style-name="P1" draw:layer="layout" svg:x1="24.489cm" svg:y1="7.209cm" svg:x2="24.775cm" svg:y2="8.354cm">
          <text:p/>
        </draw:line>
        <draw:rect draw:style-name="gr2" draw:text-style-name="P2" draw:layer="layout" svg:width="1.8cm" svg:height="0.571cm" svg:x="25.501cm" svg:y="6.923cm">
          <text:p text:style-name="P1"><text:span text:style-name="T1">3</text:span></text:p>
        </draw:rect>
        <draw:rect draw:style-name="gr10" draw:text-style-name="P4" draw:id="id6" draw:layer="layout" svg:width="6.327cm" svg:height="0.574cm" svg:x="18.552cm" svg:y="8.352cm">
          <text:p text:style-name="P1"><text:span text:style-name="T2">タプル３ <text:s text:c="19"/></text:span></text:p>
        </draw:rect>
        <draw:line draw:style-name="gr6" draw:text-style-name="P1" draw:layer="layout" svg:x1="26.131cm" svg:y1="7.208cm" svg:x2="18.403cm" svg:y2="8.353cm">
          <text:p/>
        </draw:line>
        <draw:polygon draw:style-name="gr14" draw:text-style-name="P11" draw:layer="layout" svg:width="10.399cm" svg:height="1.199cm" svg:x="16.901cm" svg:y="6.3cm" svg:viewBox="0 0 10400 1200" draw:points="4890,640 4890,1200 4890,1200 4890,1200 4890,1200 0,1200 0,1200 0,1200 0,1200 0,0 0,0 0,0 0,0 10400,0 10400,0 10400,0 10400,0 10400,640 10400,640 10400,640 10400,640">
          <text:p text:style-name="P8"><text:span text:style-name="T3">PageHeader <text:s text:c="20"/></text:span></text:p>
          <text:p text:style-name="P8"><text:span text:style-name="T3"/></text:p>
        </draw:polygon>
        <draw:rect draw:style-name="gr17" draw:text-style-name="P1" draw:layer="layout" svg:width="0.5cm" svg:height="0.5cm" svg:x="21.401cm" svg:y="8.9cm">
          <text:p/>
        </draw:rect>
        <draw:connector draw:style-name="gr16" draw:text-style-name="P1" draw:layer="layout" svg:x1="21.25cm" svg:y1="9.401cm" svg:x2="18.552cm" svg:y2="8.639cm" draw:start-shape="id5" draw:start-glue-point="2" draw:end-shape="id6" draw:end-glue-point="3" svg:d="m21250 9401v502h-3199v-1264h501">
          <text:p/>
        </draw:connector>
        <draw:rect draw:style-name="gr17" draw:text-style-name="P1" draw:id="id5" draw:layer="layout" svg:width="0.5cm" svg:height="0.5cm" svg:x="21cm" svg:y="8.901cm">
          <text:p/>
        </draw:rect>
        <draw:frame draw:style-name="gr20" draw:text-style-name="P10" draw:layer="layout" svg:width="25.472cm" svg:height="0.9cm" svg:x="1.728cm" svg:y="1.6cm">
          <draw:text-box>
            <text:p text:style-name="P8"><text:span text:style-name="T6">(1)</text:span><text:span text:style-name="T6">更新でタプルを追記した直後の状態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　</text:span><text:span text:style-name="T6">(2)</text:span><text:span text:style-name="T6">関連するトランザクションがすべて閉じた状態</text:span></text:p>
          </draw:text-box>
        </draw:frame>
        <draw:custom-shape draw:style-name="gr7" draw:text-style-name="P5" draw:layer="layout" svg:width="2.748cm" svg:height="1.03cm" svg:x="2.488cm" svg:y="3.604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2cm" svg:height="0.571cm" svg:x="5.121cm" svg:y="4.749cm">
          <text:p text:style-name="P1"><text:span text:style-name="T4">TID=(block,1):key=X</text:span></text:p>
        </draw:rect>
        <draw:rect draw:style-name="gr8" draw:text-style-name="P7" draw:layer="layout" svg:width="1.545cm" svg:height="0.571cm" svg:x="8.843cm" svg:y="4.749cm">
          <text:p text:style-name="P1"><text:span text:style-name="T5">・・・</text:span></text:p>
        </draw:rect>
        <draw:rect draw:style-name="gr8" draw:text-style-name="P7" draw:layer="layout" svg:width="1.545cm" svg:height="0.571cm" svg:x="3.576cm" svg:y="4.749cm">
          <text:p text:style-name="P1"><text:span text:style-name="T5">・・・</text:span></text:p>
        </draw:rect>
        <draw:custom-shape draw:style-name="gr12" draw:text-style-name="P9" draw:layer="layout" svg:width="7.5cm" svg:height="0.901cm" svg:x="5.7cm" svg:y="3.5cm">
          <text:p text:style-name="P8"><text:span text:style-name="T4">同一ブロックに更新データを追記する場合、</text:span></text:p>
          <text:p text:style-name="P8"><text:span text:style-name="T4">インデックスを追加しない。</text:span></text:p>
          <draw:enhanced-geometry svg:viewBox="0 0 21600 21600" draw:glue-points="10800 0 0 10800 10800 21600 21600 10800 ?f40 ?f41" draw:text-areas="0 0 21600 21600" draw:type="rectangular-callout" draw:modifiers="7034.90201306492 30125.0554323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6cm" svg:height="1.5cm" svg:x="21.5cm" svg:y="9.8cm">
          <text:p text:style-name="P8"><text:span text:style-name="T4">ラインポインタ側で更新後のタプルを</text:span></text:p>
          <text:p text:style-name="P8"><text:span text:style-name="T4">指し示すことで、インデックス側の</text:span></text:p>
          <text:p text:style-name="P8"><text:span text:style-name="T4">更新コストを押さえる。</text:span></text:p>
          <draw:enhanced-geometry svg:viewBox="0 0 21600 21600" draw:glue-points="10800 0 0 10800 10800 21600 21600 10800 ?f40 ?f41" draw:text-areas="0 0 21600 21600" draw:type="rectangular-callout" draw:modifiers="9171.27145475754 -26363.2245169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1" draw:text-style-name="P1" draw:layer="layout" svg:x1="22.614cm" svg:y1="7.497cm" svg:x2="26.25cm" svg:y2="7.497cm" svg:d="m22614 7497v501h3636v-501">
          <text:p/>
        </draw:connector>
        <draw:line draw:style-name="gr15" draw:text-style-name="P1" draw:layer="layout" svg:x1="21.2cm" svg:y1="5.2cm" svg:x2="22.538cm" svg:y2="7.208cm">
          <text:p/>
        </draw:line>
        <draw:custom-shape draw:style-name="gr7" draw:text-style-name="P5" draw:layer="layout" svg:width="2.748cm" svg:height="1.03cm" svg:x="16.888cm" svg:y="3.604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2cm" svg:height="0.571cm" svg:x="19.521cm" svg:y="4.749cm">
          <text:p text:style-name="P1"><text:span text:style-name="T4">TID=(block,1):key=X</text:span></text:p>
        </draw:rect>
        <draw:rect draw:style-name="gr8" draw:text-style-name="P7" draw:layer="layout" svg:width="1.545cm" svg:height="0.571cm" svg:x="23.243cm" svg:y="4.749cm">
          <text:p text:style-name="P1"><text:span text:style-name="T5">・・・</text:span></text:p>
        </draw:rect>
        <draw:rect draw:style-name="gr8" draw:text-style-name="P7" draw:layer="layout" svg:width="1.545cm" svg:height="0.571cm" svg:x="17.976cm" svg:y="4.749cm">
          <text:p text:style-name="P1"><text:span text:style-name="T5">・・・</text:span></text:p>
        </draw:rect>
        <draw:custom-shape draw:style-name="gr12" draw:text-style-name="P8" draw:layer="layout" svg:width="8.1cm" svg:height="2cm" svg:x="11.9cm" svg:y="16.1cm">
          <text:p text:style-name="P8"><text:span text:style-name="T4">ラインポインタの張り直し</text:span><text:span text:style-name="T4">(</text:span><text:span text:style-name="T4">リダイレクト</text:span><text:span text:style-name="T4">)</text:span><text:span text:style-name="T4">は</text:span></text:p>
          <text:p text:style-name="P8"><text:span text:style-name="T4">別トランザクションがシーケンシャルスキャン、</text:span></text:p>
          <text:p text:style-name="P8"><text:span text:style-name="T4">インデックススキャン、</text:span><text:span text:style-name="T4">VACUUM</text:span><text:span text:style-name="T4">、</text:span><text:span text:style-name="T4">ANALYZE</text:span><text:span text:style-name="T4">などの</text:span></text:p>
          <text:p text:style-name="P8"><text:span text:style-name="T4">実行時に行う。</text:span></text:p>
          <draw:enhanced-geometry svg:viewBox="0 0 21600 21600" draw:glue-points="10800 0 0 10800 10800 21600 21600 10800 ?f40 ?f41" draw:text-areas="0 0 21600 21600" draw:type="rectangular-callout" draw:modifiers="7911.02333045303 -26673.46326836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6.5cm" svg:height="0.5cm" svg:x="4.7cm" svg:y="10.9cm">
          <text:p text:style-name="P1"><text:span text:style-name="T4">Infomask2</text:span><text:span text:style-name="T4">に</text:span><text:span text:style-name="T4">HEAP_HOT_UPDATED</text:span><text:span text:style-name="T4">ビット設定</text:span></text:p>
          <draw:enhanced-geometry svg:viewBox="0 0 21600 21600" draw:glue-points="10800 0 0 10800 10800 21600 21600 10800 ?f40 ?f41" draw:text-areas="0 0 21600 21600" draw:type="rectangular-callout" draw:modifiers="10871.435163821 -63463.4730538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6.5cm" svg:height="0.5cm" svg:x="1cm" svg:y="10.2cm">
          <text:p text:style-name="P1"><text:span text:style-name="T4">Infomask2</text:span><text:span text:style-name="T4">に</text:span><text:span text:style-name="T4">HEAP_ONLY_TUPLE</text:span><text:span text:style-name="T4">ビット設定</text:span></text:p>
          <draw:enhanced-geometry svg:viewBox="0 0 21600 21600" draw:glue-points="10800 0 0 10800 10800 21600 21600 10800 ?f40 ?f41" draw:text-areas="0 0 21600 21600" draw:type="rectangular-callout" draw:modifiers="11944.6239040148 -55573.6526946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8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22" draw:text-style-name="P4" draw:layer="layout" svg:width="1.751cm" svg:height="0.574cm" svg:x="8.501cm" svg:y="6.854cm">
          <text:p/>
        </draw:rect>
        <draw:rect draw:style-name="gr23" draw:text-style-name="P4" draw:layer="layout" svg:width="1.751cm" svg:height="0.574cm" svg:x="10.254cm" svg:y="6.854cm">
          <text:p/>
        </draw:rect>
        <draw:custom-shape draw:style-name="gr7" draw:text-style-name="P5" draw:layer="layout" svg:width="2.748cm" svg:height="1.03cm" svg:x="1.087cm" svg:y="3.103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2cm" svg:height="0.571cm" svg:x="3.72cm" svg:y="4.248cm">
          <text:p text:style-name="P1"><text:span text:style-name="T4">TID=(block,1):key=X</text:span></text:p>
        </draw:rect>
        <draw:rect draw:style-name="gr8" draw:text-style-name="P7" draw:layer="layout" svg:width="1.545cm" svg:height="0.571cm" svg:x="7.442cm" svg:y="4.248cm">
          <text:p text:style-name="P1"><text:span text:style-name="T5">・・・</text:span></text:p>
        </draw:rect>
        <draw:rect draw:style-name="gr8" draw:text-style-name="P7" draw:layer="layout" svg:width="1.545cm" svg:height="0.571cm" svg:x="2.175cm" svg:y="4.248cm">
          <text:p text:style-name="P1"><text:span text:style-name="T5">・・・</text:span></text:p>
        </draw:rect>
        <draw:rect draw:style-name="gr1" draw:text-style-name="P1" draw:layer="layout" svg:width="10.305cm" svg:height="3.149cm" svg:x="1.7cm" svg:y="5.45cm">
          <text:p/>
        </draw:rect>
        <draw:rect draw:style-name="gr2" draw:text-style-name="P2" draw:id="id7" draw:layer="layout" svg:width="2.004cm" svg:height="0.571cm" svg:x="6.512cm" svg:y="6.024cm">
          <text:p text:style-name="P1"><text:span text:style-name="T1">１</text:span></text:p>
        </draw:rect>
        <draw:rect draw:style-name="gr2" draw:text-style-name="P2" draw:layer="layout" svg:width="1.77cm" svg:height="0.57cm" svg:x="8.516cm" svg:y="6.024cm">
          <text:p text:style-name="P1"><text:span text:style-name="T1">2</text:span></text:p>
        </draw:rect>
        <draw:rect draw:style-name="gr23" draw:text-style-name="P4" draw:layer="layout" svg:width="9.251cm" svg:height="0.571cm" svg:x="2.754cm" svg:y="8.028cm">
          <text:p/>
        </draw:rect>
        <draw:rect draw:style-name="gr24" draw:text-style-name="P4" draw:layer="layout" svg:width="1.054cm" svg:height="0.571cm" svg:x="1.746cm" svg:y="8.028cm">
          <text:p/>
        </draw:rect>
        <draw:rect draw:style-name="gr24" draw:text-style-name="P4" draw:layer="layout" svg:width="1.751cm" svg:height="0.574cm" svg:x="10.254cm" svg:y="7.454cm">
          <text:p/>
        </draw:rect>
        <draw:rect draw:style-name="gr2" draw:text-style-name="P2" draw:id="id8" draw:layer="layout" svg:width="1.718cm" svg:height="0.571cm" svg:x="10.287cm" svg:y="6.024cm">
          <text:p text:style-name="P1"><text:span text:style-name="T1">3</text:span></text:p>
        </draw:rect>
        <draw:rect draw:style-name="gr25" draw:text-style-name="P4" draw:layer="layout" svg:width="2.5cm" svg:height="0.574cm" svg:x="7.8cm" svg:y="7.453cm">
          <text:p/>
        </draw:rect>
        <draw:connector draw:style-name="gr21" draw:text-style-name="P1" draw:layer="layout" svg:x1="7.514cm" svg:y1="6.595cm" svg:x2="11.146cm" svg:y2="6.595cm" draw:start-shape="id7" draw:start-glue-point="2" draw:end-shape="id8" draw:end-glue-point="2" svg:d="m7514 6595v501h3632v-501">
          <text:p/>
        </draw:connector>
        <draw:rect draw:style-name="gr2" draw:text-style-name="P2" draw:layer="layout" svg:width="2.004cm" svg:height="0.571cm" svg:x="1.713cm" svg:y="6.625cm">
          <text:p text:style-name="P1"><text:span text:style-name="T1">4</text:span></text:p>
        </draw:rect>
        <draw:rect draw:style-name="gr2" draw:text-style-name="P2" draw:layer="layout" svg:width="1.718cm" svg:height="0.571cm" svg:x="3.717cm" svg:y="6.625cm">
          <text:p text:style-name="P1"><text:span text:style-name="T1">5</text:span></text:p>
        </draw:rect>
        <draw:rect draw:style-name="gr2" draw:text-style-name="P2" draw:layer="layout" svg:width="1.718cm" svg:height="0.571cm" svg:x="5.402cm" svg:y="6.625cm">
          <text:p text:style-name="P1"><text:span text:style-name="T1">6</text:span></text:p>
        </draw:rect>
        <draw:line draw:style-name="gr26" draw:text-style-name="P1" draw:layer="layout" svg:x1="10.831cm" svg:y1="6.309cm" svg:x2="7.7cm" svg:y2="7.8cm">
          <text:p/>
        </draw:line>
        <draw:line draw:style-name="gr26" draw:text-style-name="P1" draw:layer="layout" svg:x1="6.2cm" svg:y1="6.8cm" svg:x2="8.7cm" svg:y2="7.3cm">
          <text:p/>
        </draw:line>
        <draw:rect draw:style-name="gr23" draw:text-style-name="P4" draw:layer="layout" svg:width="6.1cm" svg:height="0.574cm" svg:x="1.7cm" svg:y="7.453cm">
          <text:p/>
        </draw:rect>
        <draw:line draw:style-name="gr26" draw:text-style-name="P1" draw:layer="layout" svg:x1="9.089cm" svg:y1="6.31cm" svg:x2="10.2cm" svg:y2="7.8cm">
          <text:p/>
        </draw:line>
        <draw:rect draw:style-name="gr1" draw:text-style-name="P1" draw:layer="layout" svg:width="10.305cm" svg:height="3.148cm" svg:x="16.168cm" svg:y="5.352cm">
          <text:p/>
        </draw:rect>
        <draw:rect draw:style-name="gr2" draw:text-style-name="P2" draw:id="id9" draw:layer="layout" svg:width="2.004cm" svg:height="0.573cm" svg:x="21.034cm" svg:y="5.923cm">
          <text:p text:style-name="P1"><text:span text:style-name="T1">１</text:span></text:p>
        </draw:rect>
        <draw:rect draw:style-name="gr2" draw:text-style-name="P2" draw:layer="layout" svg:width="1.718cm" svg:height="0.573cm" svg:x="23.038cm" svg:y="5.923cm">
          <text:p text:style-name="P1"><text:span text:style-name="T1">2</text:span></text:p>
        </draw:rect>
        <draw:rect draw:style-name="gr24" draw:text-style-name="P4" draw:layer="layout" svg:width="2.172cm" svg:height="0.573cm" svg:x="24.301cm" svg:y="7.928cm">
          <text:p/>
        </draw:rect>
        <draw:line draw:style-name="gr26" draw:text-style-name="P1" draw:layer="layout" svg:x1="23.611cm" svg:y1="6.21cm" svg:x2="24.301cm" svg:y2="8cm">
          <text:p/>
        </draw:line>
        <draw:custom-shape draw:style-name="gr7" draw:text-style-name="P5" draw:layer="layout" svg:width="2.748cm" svg:height="1.03cm" svg:x="15.724cm" svg:y="3.103cm">
          <text:p text:style-name="P1"><text:span text:style-name="T3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6" draw:layer="layout" svg:width="3.721cm" svg:height="0.571cm" svg:x="18.358cm" svg:y="4.248cm">
          <text:p text:style-name="P1"><text:span text:style-name="T4">TID=(block,1):key=X</text:span></text:p>
        </draw:rect>
        <draw:rect draw:style-name="gr8" draw:text-style-name="P7" draw:layer="layout" svg:width="1.546cm" svg:height="0.571cm" svg:x="22.079cm" svg:y="4.248cm">
          <text:p text:style-name="P1"><text:span text:style-name="T5">・・・</text:span></text:p>
        </draw:rect>
        <draw:rect draw:style-name="gr8" draw:text-style-name="P7" draw:layer="layout" svg:width="1.546cm" svg:height="0.571cm" svg:x="16.812cm" svg:y="4.248cm">
          <text:p text:style-name="P1"><text:span text:style-name="T5">・・・</text:span></text:p>
        </draw:rect>
        <draw:rect draw:style-name="gr2" draw:text-style-name="P2" draw:id="id10" draw:layer="layout" svg:width="1.717cm" svg:height="0.573cm" svg:x="24.756cm" svg:y="5.923cm">
          <text:p text:style-name="P1"><text:span text:style-name="T1">3</text:span></text:p>
        </draw:rect>
        <draw:line draw:style-name="gr26" draw:text-style-name="P1" draw:layer="layout" svg:x1="25.385cm" svg:y1="6.21cm" svg:x2="21.801cm" svg:y2="8cm">
          <text:p/>
        </draw:line>
        <draw:connector draw:style-name="gr21" draw:text-style-name="P1" draw:layer="layout" svg:x1="22.036cm" svg:y1="6.496cm" svg:x2="25.614cm" svg:y2="6.496cm" draw:start-shape="id9" draw:start-glue-point="2" draw:end-shape="id10" draw:end-glue-point="2" svg:d="m22036 6496v501h3578v-501">
          <text:p/>
        </draw:connector>
        <draw:rect draw:style-name="gr25" draw:text-style-name="P4" draw:layer="layout" svg:width="2.5cm" svg:height="0.573cm" svg:x="21.801cm" svg:y="7.928cm">
          <text:p/>
        </draw:rect>
        <draw:rect draw:style-name="gr2" draw:text-style-name="P13" draw:layer="layout" svg:width="2.004cm" svg:height="0.571cm" svg:x="16.215cm" svg:y="6.526cm">
          <text:p text:style-name="P1"><text:span text:style-name="T8">未使用</text:span></text:p>
        </draw:rect>
        <draw:rect draw:style-name="gr2" draw:text-style-name="P13" draw:layer="layout" svg:width="1.718cm" svg:height="0.571cm" svg:x="18.219cm" svg:y="6.526cm">
          <text:p text:style-name="P1"><text:span text:style-name="T8">未使用</text:span></text:p>
        </draw:rect>
        <draw:rect draw:style-name="gr2" draw:text-style-name="P2" draw:layer="layout" svg:width="1.718cm" svg:height="0.571cm" svg:x="19.904cm" svg:y="6.526cm">
          <text:p text:style-name="P1"><text:span text:style-name="T1">6</text:span></text:p>
        </draw:rect>
        <draw:line draw:style-name="gr26" draw:text-style-name="P1" draw:layer="layout" svg:x1="20.801cm" svg:y1="6.9cm" svg:x2="20.301cm" svg:y2="8cm">
          <text:p/>
        </draw:line>
        <draw:rect draw:style-name="gr22" draw:text-style-name="P4" draw:layer="layout" svg:width="1.6cm" svg:height="0.573cm" svg:x="20.201cm" svg:y="7.928cm">
          <text:p/>
        </draw:rect>
        <draw:polygon draw:style-name="gr14" draw:text-style-name="P11" draw:layer="layout" svg:width="10.299cm" svg:height="1.199cm" svg:x="1.7cm" svg:y="5.4cm" svg:viewBox="0 0 10300 1200" draw:points="4843,640 4843,1200 4843,1200 4843,1200 4843,1200 0,1200 0,1200 0,1200 0,1200 0,0 0,0 0,0 0,0 10300,0 10300,0 10300,0 10300,0 10300,640 10300,640 10300,640 10300,640">
          <text:p text:style-name="P8"><text:span text:style-name="T3">PageHeader <text:s text:c="20"/></text:span></text:p>
          <text:p text:style-name="P8"><text:span text:style-name="T3"/></text:p>
        </draw:polygon>
        <draw:line draw:style-name="gr27" draw:text-style-name="P1" draw:layer="layout" svg:x1="5.7cm" svg:y1="4.5cm" svg:x2="7.2cm" svg:y2="6.5cm">
          <text:p/>
        </draw:line>
        <draw:polygon draw:style-name="gr14" draw:text-style-name="P11" draw:layer="layout" svg:width="10.299cm" svg:height="1.199cm" svg:x="16.2cm" svg:y="5.3cm" svg:viewBox="0 0 10300 1200" draw:points="4843,640 4843,1200 4843,1200 4843,1200 4843,1200 0,1200 0,1200 0,1200 0,1200 0,0 0,0 0,0 0,0 10300,0 10300,0 10300,0 10300,0 10300,640 10300,640 10300,640 10300,640">
          <text:p text:style-name="P8"><text:span text:style-name="T3">PageHeader <text:s text:c="20"/></text:span></text:p>
          <text:p text:style-name="P8"><text:span text:style-name="T3"/></text:p>
        </draw:polygon>
        <draw:line draw:style-name="gr27" draw:text-style-name="P1" draw:layer="layout" svg:x1="20.5cm" svg:y1="4.5cm" svg:x2="21.893cm" svg:y2="6.21cm">
          <text:p/>
        </draw:line>
        <draw:custom-shape draw:style-name="gr28" draw:text-style-name="P1" draw:layer="layout" svg:width="1.5cm" svg:height="2cm" svg:x="13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10.1cm" svg:y="1.6cm">
          <text:p text:style-name="P8"><text:span text:style-name="T4">SELECT,UPDATE,INSERT</text:span><text:span text:style-name="T4">実行時、</text:span></text:p>
          <text:p text:style-name="P8"><text:span text:style-name="T4">ブロックの使用率が</text:span><text:span text:style-name="T4">90%</text:span><text:span text:style-name="T4">か</text:span></text:p>
          <text:p text:style-name="P8"><text:span text:style-name="T4">FILLFACTER</text:span><text:span text:style-name="T4">の設定値を超えた場合、</text:span></text:p>
          <text:p text:style-name="P8"><text:span text:style-name="T4">不要なタプル削除と並べ替えを行う</text:span></text:p>
          <draw:enhanced-geometry svg:viewBox="0 0 21600 21600" draw:glue-points="10800 0 0 10800 10800 21600 21600 10800 ?f40 ?f41" draw:text-areas="0 0 21600 21600" draw:type="rectangular-callout" draw:modifiers="12248.7585402433 52979.9100449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8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c0c0c0" draw:distance="0.1cm" draw:rotation="3150"/>
    <draw:hatch draw:name="Black_20_45_20_Degrees" draw:display-name="Black 45 Degrees" draw:style="single" draw:color="#0066cc" draw:distance="0.1cm" draw:rotation="450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uzuki hironobu</meta:initial-creator>
    <meta:creation-date>2011-11-25T23:27:39</meta:creation-date>
    <meta:editing-duration>PT205H41M32S</meta:editing-duration>
    <meta:editing-cycles>485</meta:editing-cycles>
    <dc:date>2012-05-20T13:07:39</dc:date>
    <dc:creator>suzuki hironobu</dc:creator>
    <meta:generator>OpenOffice.org/3.1$Linux OpenOffice.org_project/310m19$Build-9420</meta:generator>
    <meta:document-statistic meta:object-count="159"/>
  </office:meta>
</office:document-meta>
</file>